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B00004E83000014666867ED47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charset="x-symbol"/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ourier New1" svg:font-family="'Courier New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66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66" fo:font-weight="bold" style:font-weight-asian="bold" style:font-weight-complex="bold"/>
    </style:style>
    <style:style style:name="P3" style:family="paragraph" style:parent-style-name="Standard">
      <style:text-properties fo:color="#0066cc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List_20_Paragraph">
      <style:text-properties fo:color="#0000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List_20_Paragraph">
      <style:text-properties fo:color="#3399ff" fo:font-weight="bold" style:font-weight-asian="bold" style:font-weight-complex="bold"/>
    </style:style>
    <style:style style:name="P6" style:family="paragraph" style:parent-style-name="List_20_Paragraph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cm" fo:margin-bottom="0cm"/>
    </style:style>
    <style:style style:name="P8" style:family="paragraph" style:parent-style-name="Text_20_body">
      <style:paragraph-properties fo:margin-left="1.376cm" fo:margin-right="0cm" fo:margin-top="0.176cm" fo:margin-bottom="0cm" fo:text-indent="0cm" style:auto-text-indent="false"/>
    </style:style>
    <style:style style:name="P9" style:family="paragraph" style:parent-style-name="Text_20_body">
      <style:paragraph-properties fo:margin-left="1.27cm" fo:margin-right="0cm" fo:margin-top="0.176cm" fo:margin-bottom="0cm" fo:text-indent="0cm" style:auto-text-indent="false"/>
    </style:style>
    <style:style style:name="P10" style:family="paragraph" style:parent-style-name="List_20_Paragraph">
      <style:paragraph-properties fo:margin-left="3.836cm" fo:margin-right="0cm" fo:margin-top="0cm" fo:margin-bottom="0cm" fo:text-indent="-0.661cm" style:auto-text-indent="false"/>
    </style:style>
    <style:style style:name="P11" style:family="paragraph" style:parent-style-name="List_20_Paragraph">
      <style:paragraph-properties fo:margin-left="0cm" fo:margin-right="0cm" fo:text-indent="0cm" style:auto-text-indent="false"/>
      <style:text-properties fo:color="#0066cc"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 style:list-style-name="WWNum1"/>
    <style:style style:name="P13" style:family="paragraph" style:parent-style-name="Standard">
      <style:paragraph-properties fo:margin-top="0cm" fo:margin-bottom="0cm"/>
    </style:style>
    <style:style style:name="P14" style:family="paragraph" style:parent-style-name="Text_20_body">
      <style:paragraph-properties fo:margin-top="0cm" fo:margin-bottom="0cm"/>
      <style:text-properties fo:color="#000000" fo:font-size="11pt" style:text-underline-style="none" fo:font-weight="normal" style:font-size-asian="11pt" style:font-weight-asian="normal" style:font-size-complex="11pt" style:font-weight-complex="normal"/>
    </style:style>
    <style:style style:name="P15" style:family="paragraph" style:parent-style-name="List_20_Paragraph" style:list-style-name="WWNum1"/>
    <style:style style:name="P16" style:family="paragraph" style:parent-style-name="List_20_Paragraph">
      <style:text-properties fo:color="#0000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7" style:family="paragraph" style:parent-style-name="List_20_Paragraph" style:list-style-name="WWNum1">
      <style:text-properties fo:color="#0000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8" style:family="paragraph" style:parent-style-name="List_20_Paragraph" style:list-style-name="WWNum1">
      <style:text-properties style:text-underline-style="solid" style:text-underline-width="auto" style:text-underline-color="font-color"/>
    </style:style>
    <style:style style:name="P19" style:family="paragraph" style:parent-style-name="List_20_Paragraph" style:list-style-name="WWNum1">
      <style:paragraph-properties>
        <style:tab-stops>
          <style:tab-stop style:position="2.17cm"/>
        </style:tab-stops>
      </style:paragraph-properties>
    </style:style>
    <style:style style:name="P20" style:family="paragraph" style:parent-style-name="List_20_Paragraph" style:list-style-name="WWNum1" style:master-page-name="">
      <style:paragraph-properties fo:margin-left="3.836cm" fo:margin-right="0cm" fo:margin-top="0cm" fo:margin-bottom="0cm" fo:text-indent="-0.661cm" style:auto-text-indent="false" style:page-number="auto"/>
    </style:style>
    <style:style style:name="P21" style:family="paragraph" style:parent-style-name="List_20_Paragraph" style:list-style-name="WWNum1" style:master-page-name="">
      <style:paragraph-properties fo:margin-left="3.784cm" fo:margin-right="0cm" fo:margin-top="0cm" fo:margin-bottom="0cm" fo:text-indent="-0.582cm" style:auto-text-indent="false" style:page-number="auto"/>
    </style:style>
    <style:style style:name="P22" style:family="paragraph" style:parent-style-name="List_20_Paragraph" style:list-style-name="WWNum1">
      <style:paragraph-properties fo:margin-left="3.784cm" fo:margin-right="0cm" fo:margin-top="0cm" fo:margin-bottom="0cm" fo:text-indent="-0.582cm" style:auto-text-indent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color="#006699" fo:font-weight="bold" style:font-weight-asian="bold" style:font-weight-complex="bold"/>
    </style:style>
    <style:style style:name="T4" style:family="text">
      <style:text-properties fo:color="#000080" style:text-underline-style="none" fo:font-weight="normal" style:font-weight-asian="normal" style:font-weight-complex="normal"/>
    </style:style>
    <style:style style:name="T5" style:family="text">
      <style:text-properties fo:color="#000000" style:text-underline-style="none"/>
    </style:style>
    <style:style style:name="T6" style:family="text">
      <style:text-properties fo:color="#008080" fo:font-weight="bold" style:font-weight-asian="bold" style:font-weight-complex="bold"/>
    </style:style>
    <style:style style:name="T7" style:family="text">
      <style:text-properties fo:font-variant="normal" fo:text-transform="none" style:font-name="Wingdings"/>
    </style:style>
    <style:style style:name="T8" style:family="text">
      <style:text-properties style:font-name="Wingdings"/>
    </style:style>
    <style:style style:name="T9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lachère Adrien</text:p>
      <text:p text:style-name="P2">Garrido Kevin</text:p>
      <text:p text:style-name="Standard"/>
      <text:p text:style-name="Standard"/>
      <text:p text:style-name="P1">Projet Java Février 2014</text:p>
      <text:p text:style-name="Standard"/>
      <text:p text:style-name="Standard"/>
      <text:p text:style-name="Standard"/>
      <text:list xml:id="list5019402568178815819" text:style-name="WWNum1">
        <text:list-header>
          <text:p text:style-name="P17">1) Descriptif des packages:</text:p>
          <text:p text:style-name="P15"/>
        </text:list-header>
      </text:list>
      <text:p text:style-name="P5"/>
      <text:p text:style-name="P11"><text:span text:style-name="T2"><text:tab/></text:span><text:span text:style-name="T4">-</text:span>org.jacademie.domain:</text:p>
      <text:p text:style-name="List_20_Paragraph"><text:tab/>Ce package contient les classes Artistes, Album et Chanson.</text:p>
      <text:p text:style-name="P3"><text:span text:style-name="T1"><text:tab/></text:span><text:span text:style-name="T5">-</text:span>org.jacademie.service:</text:p>
      <text:p text:style-name="Standard"><text:tab/><text:tab/>Ce package permet creer, supprimer, trouver ou modifier un objet dans la base de <text:tab/><text:tab/>donnée.<text:tab/></text:p>
      <text:p text:style-name="P3"><text:span text:style-name="T1"><text:tab/></text:span><text:span text:style-name="T5">-</text:span>org.jacademie.controller:</text:p>
      <text:p text:style-name="List_20_Paragraph"><text:tab/>Ce package contient les classes controller des classes Artistes, Album et <text:tab/><text:tab/><text:tab/>Chanson. Elle permet d'envoyer des requetes aux différentes classes domain <text:tab/><text:tab/>pour glassfish.</text:p>
      <text:p text:style-name="List_20_Paragraph"/>
      <text:p text:style-name="P5">Src/main/webapp/WEB-INF/pages</text:p>
      <text:p text:style-name="List_20_Paragraph"><text:tab/>Contiens les différentes pages jsp pour glassfish.</text:p>
      <text:p text:style-name="List_20_Paragraph"/>
      <text:p text:style-name="List_20_Paragraph"/>
      <text:list xml:id="list31735018" text:continue-numbering="true" text:style-name="WWNum1">
        <text:list-header>
          <text:p text:style-name="P17">2) Frameworks choisis:</text:p>
          <text:p text:style-name="P18"/>
          <text:p text:style-name="P12">On a choisi les frameworks suivants:</text:p>
          <text:list>
            <text:list-item>
              <text:list>
                <text:list-item>
                  <text:p text:style-name="P19"><text:span text:style-name="T6">Spring</text:span><text:span text:style-name="T3">:</text:span> </text:p>
                </text:list-item>
                <text:list-item>
                  <text:p text:style-name="P15"><text:span text:style-name="T6">log4j</text:span><text:span text:style-name="T3">:</text:span> Pour pouvoir mettre des loggers et afficher sur la console</text:p>
                </text:list-item>
                <text:list-item>
                  <text:p text:style-name="P15"><text:span text:style-name="T6">hsqldb</text:span><text:span text:style-name="T3">:</text:span> Permet de gerer la base de données relationnelle </text:p>
                </text:list-item>
                <text:list-item>
                  <text:p text:style-name="P15"><text:span text:style-name="T6">Hibernate</text:span> : Pour la persistance des données</text:p>
                </text:list-item>
              </text:list>
            </text:list-item>
          </text:list>
          <text:p text:style-name="P15"/>
        </text:list-header>
      </text:list>
      <text:p text:style-name="List_20_Paragraph"/>
      <text:list xml:id="list31741291" text:continue-numbering="true" text:style-name="WWNum1">
        <text:list-header>
          <text:p text:style-name="P17">3) Modèle objet </text:p>
        </text:list-header>
      </text:list>
      <text:p text:style-name="P4"/>
      <text:p text:style-name="P6">Les différents modèles sont les suivants:</text:p>
      <text:list xml:id="list31752687" text:continue-numbering="true" text:style-name="WWNum1">
        <text:list-item>
          <text:p text:style-name="P20">Entités</text:p>
        </text:list-item>
      </text:list>
      <text:p text:style-name="P10"><draw:frame draw:style-name="fr1" draw:name="images1" text:anchor-type="paragraph" svg:x="1.579cm" svg:y="0.483cm" svg:width="13.797cm" svg:height="3.584cm" draw:z-index="0"><draw:image xlink:href="Pictures/2000000B00004E83000014666867ED47.svm" xlink:type="simple" xlink:show="embed" xlink:actuate="onLoad"/></draw:frame></text:p>
      <text:p text:style-name="P10"/>
      <text:p text:style-name="P10"/>
      <text:p text:style-name="P10"/>
      <text:p text:style-name="P10"/>
      <text:list xml:id="list31733469" text:continue-numbering="true" text:style-name="WWNum1">
        <text:list-item>
          <text:list>
            <text:list-item>
              <text:p text:style-name="P21"><text:soft-page-break/>des services</text:p>
            </text:list-item>
            <text:list-item>
              <text:p text:style-name="P21">des controleurs</text:p>
              <text:p text:style-name="P22"/>
            </text:list-item>
          </text:list>
        </text:list-item>
      </text:list>
      <text:p text:style-name="List_20_Paragraph"/>
      <text:p text:style-name="List_20_Paragraph"/>
      <text:list xml:id="list31740758" text:continue-numbering="true" text:style-name="WWNum1">
        <text:list-header>
          <text:p text:style-name="P17">4) Modèle physique de données (tables et colonnes)</text:p>
        </text:list-header>
      </text:list>
      <text:p text:style-name="List_20_Paragraph"/>
      <text:p text:style-name="P7">La base contient trois tables : ARTISTE, ALBUM et CHANSON</text:p>
      <text:p text:style-name="P7">La table ARTISTE contient deux colonnes :</text:p>
      <text:p text:style-name="P8"><text:span text:style-name="T8">Ø</text:span><text:span text:style-name="T7">  </text:span>CODE_ARTISTE : un entier et une clé primaire de la table, </text:p>
      <text:p text:style-name="P8"><text:span text:style-name="T8">Ø</text:span><text:span text:style-name="T7">  </text:span>NOM : chaîne de caractères.</text:p>
      <text:p text:style-name="P7"> </text:p>
      <text:p text:style-name="P7"> </text:p>
      <text:p text:style-name="P7">La table ALBUM contient trois colonnes</text:p>
      <text:p text:style-name="P8"><text:span text:style-name="T8">Ø</text:span><text:span text:style-name="T7">  </text:span>CODE_ALBUM : clé primaire de la table,</text:p>
      <text:p text:style-name="P8"><text:span text:style-name="T8">Ø</text:span><text:span text:style-name="T7">  </text:span>NOM : chaîne de caractères,</text:p>
      <text:p text:style-name="P8"><text:span text:style-name="T8">Ø</text:span><text:span text:style-name="T7">  </text:span>ARTISTE_ID : relié à CODE_ARTISTE de la table ARTISTE</text:p>
      <text:p text:style-name="P7">La table CHANSON contient cinq colonnes :</text:p>
      <text:p text:style-name="P9"><text:span text:style-name="T8">Ø</text:span><text:span text:style-name="T7">  </text:span>ID : identifiant unique des chansons,</text:p>
      <text:p text:style-name="P9"><text:span text:style-name="T8">Ø</text:span><text:span text:style-name="T7">  </text:span>NUMERO_CHANSON : entier, </text:p>
      <text:p text:style-name="P9"><text:span text:style-name="T8">Ø</text:span><text:span text:style-name="T7">  </text:span>TITRE : Chaine de caractères,</text:p>
      <text:p text:style-name="P9"><text:span text:style-name="T8">Ø</text:span><text:span text:style-name="T7">  </text:span>DUREE : Entier,</text:p>
      <text:p text:style-name="P9"><text:span text:style-name="T8">Ø</text:span><text:span text:style-name="T7">  </text:span>ALBUM_ID : relié à CODE_ALBUM de la table ALBUM.</text:p>
      <text:p text:style-name="List_20_Paragraph"/>
      <text:p text:style-name="List_20_Paragraph"/>
      <text:list xml:id="list31738912" text:continue-numbering="true" text:style-name="WWNum1">
        <text:list-header>
          <text:p text:style-name="P17">5) Configuration de la base de données</text:p>
        </text:list-header>
      </text:list>
      <text:p text:style-name="P4"/>
      <text:p text:style-name="P4"/>
      <text:p text:style-name="P13">Pour configurer correctement la base il faut d'abord utiliser le code SQL contenu dans le fichier </text:p>
      <text:p text:style-name="P14">Fichier de configuration SQL.txt<text:span text:style-name="T9">, puis utiliser le code contenu dans le fichier</text:span> peuplement.tx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Wingdings" svg:font-family="Wingdings" style:font-charset="x-symbol"/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ourier New1" svg:font-family="'Courier New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3M9S</meta:editing-duration>
    <meta:editing-cycles>20</meta:editing-cycles>
    <meta:generator>OpenOffice/4.0.1$Win32 OpenOffice.org_project/401m5$Build-9714</meta:generator>
    <dc:date>2014-02-28T11:58:02.83</dc:date>
    <dc:creator>kevin </dc:creator>
    <meta:document-statistic meta:table-count="0" meta:image-count="1" meta:object-count="0" meta:page-count="2" meta:paragraph-count="43" meta:word-count="281" meta:character-count="1738"/>
    <meta:user-defined meta:name="Info 1"/>
    <meta:user-defined meta:name="Info 2"/>
    <meta:user-defined meta:name="Info 3"/>
    <meta:user-defined meta:name="Info 4"/>
  </office:meta>
</office:document-meta>
</file>